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cf4e8"/>
    </style:style>
    <style:style style:name="P2" style:family="paragraph" style:parent-style-name="Standard" style:list-style-name="L1">
      <style:text-properties officeooo:rsid="000cf4e8" officeooo:paragraph-rsid="000cf4e8"/>
    </style:style>
    <style:style style:name="P3" style:family="paragraph" style:parent-style-name="Standard" style:list-style-name="L1">
      <style:text-properties officeooo:rsid="000cf4e8" officeooo:paragraph-rsid="000cf4e8" fo:background-color="#ffff00"/>
    </style:style>
    <style:style style:name="P4" style:family="paragraph" style:parent-style-name="Standard" style:list-style-name="L1">
      <style:text-properties officeooo:rsid="000cf4e8" officeooo:paragraph-rsid="000e0cc2" fo:background-color="#ffff00"/>
    </style:style>
    <style:style style:name="P5" style:family="paragraph" style:parent-style-name="Standard" style:list-style-name="L1">
      <style:text-properties officeooo:paragraph-rsid="000e0cc2" fo:background-color="#3deb3d"/>
    </style:style>
    <style:style style:name="T1" style:family="text">
      <style:text-properties officeooo:rsid="000cf4e8"/>
    </style:style>
    <style:style style:name="T2" style:family="text">
      <style:text-properties officeooo:rsid="000cf4e8" fo:background-color="#ffff00"/>
    </style:style>
    <style:style style:name="T3" style:family="text">
      <style:text-properties officeooo:rsid="000e0cc2" fo:background-color="#ffff00"/>
    </style:style>
    <style:style style:name="T4" style:family="text">
      <style:text-properties officeooo:rsid="000e0cc2"/>
    </style:style>
    <style:style style:name="T5" style:family="text">
      <style:text-properties officeooo:rsid="000e0cc2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53085414801473204" text:style-name="L1">
        <text:list-item>
          <text:p text:style-name="P2"><text:span text:style-name="T4">Thursday</text:span>'s presentation</text:p>
        </text:list-item>
        <text:list-item>
          <text:p text:style-name="P3">Mathematical stuffs</text:p>
        </text:list-item>
        <text:list-item>
          <text:p text:style-name="P1"><text:span text:style-name="T2">Requirements and Design</text:span><text:span text:style-name="T1"> documents → check and comment</text:span></text:p>
        </text:list-item>
        <text:list-item>
          <text:p text:style-name="P3">User Authentication System</text:p>
        </text:list-item>
        <text:list-item>
          <text:p text:style-name="P4"><text:span text:style-name="T4">Inputs and Convertions</text:span><text:span text:style-name="T5"> file</text:span></text:p>
        </text:list-item>
        <text:list-item>
          <text:p text:style-name="P1"><text:span text:style-name="T2">Integration</text:span><text:span text:style-name="T1"> of the DB with the mathematical stuffs</text:span></text:p>
        </text:list-item>
        <text:list-item>
          <text:p text:style-name="P1"><text:span text:style-name="T2">Tests</text:span><text:span text:style-name="T1">, Test Classes and Test Documentation</text:span></text:p>
        </text:list-item>
        <text:list-item>
          <text:p text:style-name="P1"><text:span text:style-name="T1">Next step in the </text:span><text:span text:style-name="T2">web pages and graphs</text:span></text:p>
        </text:list-item>
        <text:list-item>
          <text:p text:style-name="P5"><text:span text:style-name="T4">Me and Lorenzo will arrive at Vasteras at 08-01-2014 :-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12:50:14.71</meta:creation-date>
    <dc:date>2013-12-09T17:41:47.56</dc:date>
    <meta:editing-duration>P0D</meta:editing-duration>
    <meta:editing-cycles>2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9" meta:word-count="60" meta:character-count="351" meta:non-whitespace-character-count="309"/>
  </office:meta>
</office:document-meta>
</file>